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2b16b" officeooo:paragraph-rsid="00150c0e"/>
    </style:style>
    <style:style style:name="P4" style:family="paragraph" style:parent-style-name="Standard">
      <style:text-properties officeooo:rsid="000651db" officeooo:paragraph-rsid="000651db"/>
    </style:style>
    <style:style style:name="P5" style:family="paragraph" style:parent-style-name="Standard">
      <style:text-properties officeooo:rsid="0012a5ad" officeooo:paragraph-rsid="0012a5ad"/>
    </style:style>
    <style:style style:name="P6" style:family="paragraph" style:parent-style-name="Standard">
      <style:text-properties officeooo:rsid="0002b16b" officeooo:paragraph-rsid="00150c0e"/>
    </style:style>
    <style:style style:name="P7" style:family="paragraph" style:parent-style-name="Standard">
      <style:text-properties officeooo:rsid="0002b16b" officeooo:paragraph-rsid="0020d6b5"/>
    </style:style>
    <style:style style:name="P8" style:family="paragraph" style:parent-style-name="Standard">
      <style:text-properties officeooo:rsid="0002b16b" officeooo:paragraph-rsid="0002b16b"/>
    </style:style>
    <style:style style:name="P9" style:family="paragraph" style:parent-style-name="Standard">
      <style:text-properties officeooo:rsid="0002b16b" officeooo:paragraph-rsid="00240140"/>
    </style:style>
    <style:style style:name="P10" style:family="paragraph" style:parent-style-name="Standard">
      <style:text-properties fo:font-weight="bold" officeooo:rsid="0020d6b5" officeooo:paragraph-rsid="0020d6b5" style:font-weight-asian="bold" style:font-weight-complex="bold"/>
    </style:style>
    <style:style style:name="P11" style:family="paragraph" style:parent-style-name="Standard">
      <style:text-properties fo:font-weight="bold" officeooo:rsid="0002b16b" officeooo:paragraph-rsid="0002b16b" style:font-weight-asian="bold" style:font-weight-complex="bold"/>
    </style:style>
    <style:style style:name="P12" style:family="paragraph" style:parent-style-name="Standard">
      <style:text-properties fo:font-weight="bold" officeooo:rsid="0002b16b" officeooo:paragraph-rsid="0020d6b5" style:font-weight-asian="bold" style:font-weight-complex="bold"/>
    </style:style>
    <style:style style:name="P13" style:family="paragraph" style:parent-style-name="Standard">
      <style:text-properties fo:font-weight="bold" officeooo:rsid="0002b16b" officeooo:paragraph-rsid="00229cbe" style:font-weight-asian="bold" style:font-weight-complex="bold"/>
    </style:style>
    <style:style style:name="P14" style:family="paragraph" style:parent-style-name="Standard">
      <style:text-properties fo:font-weight="bold" officeooo:rsid="0002b16b" officeooo:paragraph-rsid="00234029" style:font-weight-asian="bold" style:font-weight-complex="bold"/>
    </style:style>
    <style:style style:name="P15" style:family="paragraph" style:parent-style-name="Standard">
      <style:text-properties fo:font-weight="bold" officeooo:rsid="0002b16b" officeooo:paragraph-rsid="00240140" style:font-weight-asian="bold" style:font-weight-complex="bold"/>
    </style:style>
    <style:style style:name="P16" style:family="paragraph" style:parent-style-name="Standard">
      <style:text-properties fo:font-weight="bold" officeooo:rsid="0012a5ad" officeooo:paragraph-rsid="0012a5ad" style:font-weight-asian="bold" style:font-weight-complex="bold"/>
    </style:style>
    <style:style style:name="P17" style:family="paragraph" style:parent-style-name="Standard">
      <style:text-properties fo:font-weight="bold" officeooo:rsid="000651db" officeooo:paragraph-rsid="000651db" style:font-weight-asian="bold" style:font-weight-complex="bold"/>
    </style:style>
    <style:style style:name="P18" style:family="paragraph" style:parent-style-name="Standard">
      <style:text-properties fo:font-weight="bold" officeooo:rsid="0017d15b" officeooo:paragraph-rsid="0017d15b" style:font-weight-asian="bold" style:font-weight-complex="bold"/>
    </style:style>
    <style:style style:name="P19" style:family="paragraph" style:parent-style-name="Standard">
      <style:text-properties fo:font-weight="bold" officeooo:rsid="00229cbe" officeooo:paragraph-rsid="00229cbe" style:font-weight-asian="bold" style:font-weight-complex="bold"/>
    </style:style>
    <style:style style:name="P20" style:family="paragraph" style:parent-style-name="Standard">
      <style:text-properties fo:font-weight="normal" officeooo:rsid="00229cbe" officeooo:paragraph-rsid="00229cbe" style:font-weight-asian="normal" style:font-weight-complex="normal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d501a"/>
    </style:style>
    <style:style style:name="T4" style:family="text">
      <style:text-properties officeooo:rsid="0013df43"/>
    </style:style>
    <style:style style:name="T5" style:family="text">
      <style:text-properties officeooo:rsid="001a9910"/>
    </style:style>
    <style:style style:name="T6" style:family="text">
      <style:text-properties officeooo:rsid="001c8491"/>
    </style:style>
    <style:style style:name="T7" style:family="text">
      <style:text-properties officeooo:rsid="001d8be4"/>
    </style:style>
    <style:style style:name="T8" style:family="text">
      <style:text-properties officeooo:rsid="001f710b"/>
    </style:style>
    <style:style style:name="T9" style:family="text">
      <style:text-properties officeooo:rsid="0020d6b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8491" style:font-weight-asian="normal" style:font-weight-complex="normal"/>
    </style:style>
    <style:style style:name="T13" style:family="text">
      <style:text-properties fo:font-weight="normal" officeooo:rsid="001d8be4" style:font-weight-asian="normal" style:font-weight-complex="normal"/>
    </style:style>
    <style:style style:name="T14" style:family="text">
      <style:text-properties fo:font-weight="normal" officeooo:rsid="0005b223" style:font-weight-asian="normal" style:font-weight-complex="normal"/>
    </style:style>
    <style:style style:name="T15" style:family="text">
      <style:text-properties fo:font-weight="normal" officeooo:rsid="001f710b" style:font-weight-asian="normal" style:font-weight-complex="normal"/>
    </style:style>
    <style:style style:name="T16" style:family="text">
      <style:text-properties officeooo:rsid="00244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ugs:</text:p>
      <text:p text:style-name="Standard"/>
      <text:p text:style-name="Standard">- <text:span text:style-name="T1">The announce component affect the banner. I think the size </text:span><text:span text:style-name="T3">the announces</text:span><text:span text:style-name="T1"> are taking behind the scenes is bigger of what they show</text:span></text:p>
      <text:p text:style-name="Standard"/>
      <text:p text:style-name="Standard"/>
      <text:p text:style-name="P11">To do:</text:p>
      <text:p text:style-name="P18"/>
      <text:p text:style-name="P1">-tourn search bar into a form <text:span text:style-name="T16">(fix the visual first)</text:span></text:p>
      <text:p text:style-name="P1">-routing in click “recherchez”</text:p>
      <text:p text:style-name="P2">-Html of contact</text:p>
      <text:p text:style-name="P2">-html of login</text:p>
      <text:p text:style-name="P1"/>
      <text:p text:style-name="P1"/>
      <text:p text:style-name="P19">Pendings in home:</text:p>
      <text:p text:style-name="P9">-<text:span text:style-name="T8">quitar links de <text:s/>anuncions (molestos cuando tan solo auieres copiaer y pegar algo), Podria agregarlos de nuevo luego</text:span></text:p>
      <text:p text:style-name="P15">-<text:span text:style-name="T15">usar strech para garantizar tallas de anuncios vista previa?</text:span></text:p>
      <text:p text:style-name="P13"><text:s/><text:span text:style-name="T11">-</text:span><text:span text:style-name="T12">imgs alt</text:span></text:p>
      <text:p text:style-name="P13"><text:span text:style-name="T12"><text:s/>-imgs sizes?</text:span></text:p>
      <text:p text:style-name="P13"><text:span text:style-name="T12">-</text:span><text:span text:style-name="T13">prix : number + “euros”</text:span></text:p>
      <text:p text:style-name="P14"><text:span text:style-name="T13">-</text:span><text:span text:style-name="T14">pagination</text:span></text:p>
      <text:p text:style-name="P20"/>
      <text:p text:style-name="P10">Pendings in annonce detail:</text:p>
      <text:p text:style-name="P7">- <text:span text:style-name="T6">imgs alt</text:span></text:p>
      <text:p text:style-name="P7">- <text:span text:style-name="T6">imgs sizes? </text:span><text:span text:style-name="T9">Bug in carrousel aue me cambia las tallas de otras cosas</text:span></text:p>
      <text:p text:style-name="P7">-<text:span text:style-name="T7">prix : number + “euros”</text:span></text:p>
      <text:p text:style-name="P12"/>
      <text:p text:style-name="P10"/>
      <text:p text:style-name="P11">For later:</text:p>
      <text:p text:style-name="P1">- html of dummy links in the footer <text:span text:style-name="T3">(peter shared the dummy text over discord)</text:span></text:p>
      <text:p text:style-name="P1">-<text:span text:style-name="T5">open all the links of annonce in another window (it work with A tag but is destruying my style)</text:span></text:p>
      <text:p text:style-name="P1"/>
      <text:p text:style-name="P17">Dudas:</text:p>
      <text:p text:style-name="P4"/>
      <text:p text:style-name="P16">Notas:</text:p>
      <text:p text:style-name="P5"/>
      <text:p text:style-name="P5">Del html-annonce preview borre los iconos para compartir el anuncio por claridad visual, Lo agregare si tengo tiempo luego (porque tambien hay que codear su funcionabilida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20T14:46:11.605000000</dc:date>
    <meta:editing-duration>PT10H46M8S</meta:editing-duration>
    <meta:editing-cycles>32</meta:editing-cycles>
    <meta:document-statistic meta:table-count="0" meta:image-count="0" meta:object-count="0" meta:page-count="1" meta:paragraph-count="24" meta:word-count="177" meta:character-count="1007" meta:non-whitespace-character-count="851"/>
  </office:meta>
</office:document-meta>
</file>